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1.2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0.6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79cm"/>
    </style:style>
    <style:style style:name="gr5" style:family="graphic" style:parent-style-name="standard">
      <style:graphic-properties draw:stroke="none" svg:stroke-color="#000000" draw:fill="none" draw:fill-color="#ffffff" fo:min-height="0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1.659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1.532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0.389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0.262cm"/>
    </style:style>
    <style:style style:name="gr12" style:family="graphic" style:parent-style-name="standard">
      <style:graphic-properties draw:textarea-horizontal-align="justify" draw:textarea-vertical-align="middle" draw:auto-grow-height="false" fo:min-height="0.253cm" fo:min-width="0.003cm"/>
    </style:style>
    <style:style style:name="gr13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639cm" fo:min-width="0.389cm"/>
    </style:style>
    <style:style style:name="gr14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639cm" fo:min-width="0.262cm"/>
    </style:style>
    <style:style style:name="gr15" style:family="graphic" style:parent-style-name="standard">
      <style:graphic-properties draw:fill="solid" draw:fill-color="#fff200" draw:textarea-horizontal-align="justify" draw:textarea-vertical-align="middle" draw:auto-grow-height="false" fo:min-height="0.253cm" fo:min-width="0.003cm"/>
    </style:style>
    <style:style style:name="gr16" style:family="graphic" style:parent-style-name="objectwithoutfill">
      <style:graphic-properties draw:marker-end="Arrow" draw:marker-end-width="0.3cm" draw:fill="solid" draw:fill-color="#fff2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/>
    </style:style>
    <style:style style:name="P7" style:family="paragraph">
      <loext:graphic-properties draw:fill="solid" draw:fill-color="#fff200"/>
      <style:paragraph-properties fo:text-align="center"/>
      <style:text-properties fo:font-size="14pt"/>
    </style:style>
    <style:style style:name="P8" style:family="paragraph">
      <loext:graphic-properties draw:fill="solid" draw:fill-color="#fff200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solid" draw:fill-color="#fff200"/>
      <style:paragraph-properties fo:text-align="center"/>
      <style:text-properties fo:font-size="15pt"/>
    </style:style>
    <style:style style:name="P10" style:family="paragraph">
      <loext:graphic-properties draw:fill="solid" draw:fill-color="#fff2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78cm" svg:height="0.889cm" svg:x="7.985cm" svg:y="1.635cm">
          <text:p text:style-name="P1"><text:span text:style-name="T1">Ni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223cm" svg:y1="2.079cm" svg:x2="7.985cm" svg:y2="2.079cm" draw:start-shape="id1" draw:start-glue-point="1" draw:end-shape="id2" draw:end-glue-point="3" svg:d="M7223 2079h762" svg:viewBox="0 0 763 1">
          <text:p/>
        </draw:connector>
        <draw:connector draw:style-name="gr2" draw:text-style-name="P3" draw:layer="layout" draw:type="line" svg:x1="5.318cm" svg:y1="2.079cm" svg:x2="6.08cm" svg:y2="2.079cm" draw:end-shape="id1" draw:end-glue-point="3" svg:d="M5318 2079h762" svg:viewBox="0 0 763 1">
          <text:p/>
        </draw:connector>
        <draw:custom-shape draw:style-name="gr3" draw:text-style-name="P2" xml:id="id3" draw:id="id3" draw:layer="layout" svg:width="1.143cm" svg:height="0.889cm" svg:x="2.27cm" svg:y="1.63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413cm" svg:y1="2.079cm" svg:x2="4.175cm" svg:y2="2.079cm" draw:start-shape="id3" draw:start-glue-point="1" draw:end-shape="id4" draw:end-glue-point="3" svg:d="M3413 2079h762" svg:viewBox="0 0 763 1">
          <text:p/>
        </draw:connector>
        <draw:custom-shape draw:style-name="gr3" draw:text-style-name="P2" xml:id="id4" draw:id="id4" draw:layer="layout" svg:width="1.143cm" svg:height="0.889cm" svg:x="4.175cm" svg:y="1.63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143cm" svg:height="0.889cm" svg:x="6.08cm" svg:y="1.63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78cm" svg:height="0.889cm" svg:x="12.631cm" svg:y="6.207cm">
          <text:p text:style-name="P1"><text:span text:style-name="T1">Ni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869cm" svg:y1="6.651cm" svg:x2="12.631cm" svg:y2="6.651cm" draw:start-shape="id5" draw:start-glue-point="1" draw:end-shape="id6" draw:end-glue-point="3" svg:d="M11869 6651h762" svg:viewBox="0 0 763 1">
          <text:p/>
        </draw:connector>
        <draw:connector draw:style-name="gr2" draw:text-style-name="P3" draw:layer="layout" draw:type="line" svg:x1="9.964cm" svg:y1="6.651cm" svg:x2="10.726cm" svg:y2="6.651cm" draw:end-shape="id5" draw:end-glue-point="3" svg:d="M9964 6651h762" svg:viewBox="0 0 763 1">
          <text:p/>
        </draw:connector>
        <draw:custom-shape draw:style-name="gr3" draw:text-style-name="P2" xml:id="id7" draw:id="id7" draw:layer="layout" svg:width="1.143cm" svg:height="0.889cm" svg:x="6.916cm" svg:y="6.207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.059cm" svg:y1="6.651cm" svg:x2="8.821cm" svg:y2="6.651cm" draw:start-shape="id7" draw:start-glue-point="1" draw:end-shape="id8" draw:end-glue-point="3" svg:d="M8059 6651h762" svg:viewBox="0 0 763 1">
          <text:p/>
        </draw:connector>
        <draw:custom-shape draw:style-name="gr3" draw:text-style-name="P2" xml:id="id8" draw:id="id8" draw:layer="layout" svg:width="1.143cm" svg:height="0.889cm" svg:x="8.821cm" svg:y="6.207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1.143cm" svg:height="0.889cm" svg:x="10.726cm" svg:y="6.207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1.143cm" svg:height="0.889cm" svg:x="5.011cm" svg:y="4.302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1.143cm" svg:height="0.889cm" svg:x="3.995cm" svg:y="6.207cm">
          <text:p text:style-name="P1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1.143cm" svg:height="0.889cm" svg:x="5.011cm" svg:y="8.112cm">
          <text:p text:style-name="P1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582cm" svg:y1="5.191cm" svg:x2="6.916cm" svg:y2="6.651cm" draw:start-shape="id9" draw:start-glue-point="2" draw:end-shape="id7" draw:end-glue-point="3" svg:d="M5582 5191l1334 1460" svg:viewBox="0 0 1335 1461">
          <text:p/>
        </draw:connector>
        <draw:connector draw:style-name="gr2" draw:text-style-name="P3" draw:layer="layout" draw:type="line" svg:x1="5.138cm" svg:y1="6.651cm" svg:x2="6.916cm" svg:y2="6.651cm" draw:start-shape="id10" draw:start-glue-point="1" draw:end-shape="id7" draw:end-glue-point="3" svg:d="M5138 6651h1778" svg:viewBox="0 0 1779 1">
          <text:p/>
        </draw:connector>
        <draw:connector draw:style-name="gr2" draw:text-style-name="P3" draw:layer="layout" draw:type="line" svg:x1="5.582cm" svg:y1="8.112cm" svg:x2="6.916cm" svg:y2="6.651cm" draw:start-shape="id11" draw:start-glue-point="0" draw:end-shape="id7" svg:d="M5582 8112l1334-1461" svg:viewBox="0 0 1335 1462">
          <text:p/>
        </draw:connector>
        <draw:frame draw:style-name="gr4" draw:text-style-name="P4" draw:layer="layout" svg:width="1.979cm" svg:height="0.954cm" svg:x="2.905cm" svg:y="4.11cm">
          <draw:text-box>
            <text:p>a_list</text:p>
          </draw:text-box>
        </draw:frame>
        <draw:frame draw:style-name="gr5" draw:text-style-name="P4" draw:layer="layout" svg:width="3.429cm" svg:height="0.954cm" svg:x="6.789cm" svg:y="4.999cm">
          <draw:text-box>
            <text:p>base_list</text:p>
          </draw:text-box>
        </draw:frame>
        <draw:frame draw:style-name="gr4" draw:text-style-name="P4" draw:layer="layout" svg:width="1.979cm" svg:height="0.954cm" svg:x="1.889cm" svg:y="6.142cm">
          <draw:text-box>
            <text:p>b_list</text:p>
          </draw:text-box>
        </draw:frame>
        <draw:frame draw:style-name="gr6" draw:text-style-name="P4" draw:layer="layout" svg:width="1.979cm" svg:height="0.954cm" svg:x="2.852cm" svg:y="8.047cm">
          <draw:text-box>
            <text:p>c_list</text:p>
          </draw:text-box>
        </draw:frame>
        <draw:custom-shape draw:style-name="gr1" draw:text-style-name="P2" xml:id="id13" draw:id="id13" draw:layer="layout" svg:width="1.778cm" svg:height="0.889cm" svg:x="13.7cm" svg:y="12.038cm">
          <text:p text:style-name="P1"><text:span text:style-name="T1">Ni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938cm" svg:y1="12.482cm" svg:x2="13.7cm" svg:y2="12.482cm" draw:start-shape="id12" draw:start-glue-point="1" draw:end-shape="id13" draw:end-glue-point="3" svg:d="M12938 12482h762" svg:viewBox="0 0 763 1">
          <text:p/>
        </draw:connector>
        <draw:connector draw:style-name="gr2" draw:text-style-name="P3" draw:layer="layout" draw:type="line" svg:x1="11.033cm" svg:y1="12.482cm" svg:x2="11.795cm" svg:y2="12.482cm" draw:end-shape="id12" draw:end-glue-point="3" svg:d="M11033 12482h762" svg:viewBox="0 0 763 1">
          <text:p/>
        </draw:connector>
        <draw:custom-shape draw:style-name="gr3" draw:text-style-name="P2" xml:id="id14" draw:id="id14" draw:layer="layout" svg:width="1.143cm" svg:height="0.889cm" svg:x="7.985cm" svg:y="12.038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128cm" svg:y1="12.482cm" svg:x2="9.89cm" svg:y2="12.482cm" draw:start-shape="id14" draw:start-glue-point="1" draw:end-shape="id15" draw:end-glue-point="3" svg:d="M9128 12482h762" svg:viewBox="0 0 763 1">
          <text:p/>
        </draw:connector>
        <draw:custom-shape draw:style-name="gr3" draw:text-style-name="P2" xml:id="id15" draw:id="id15" draw:layer="layout" svg:width="1.143cm" svg:height="0.889cm" svg:x="9.89cm" svg:y="12.038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1.143cm" svg:height="0.889cm" svg:x="11.795cm" svg:y="12.038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6" draw:id="id16" draw:layer="layout" svg:width="1.143cm" svg:height="0.889cm" svg:x="5.879cm" svg:y="12.049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.022cm" svg:y1="12.493cm" svg:x2="7.985cm" svg:y2="12.482cm" draw:start-shape="id16" draw:start-glue-point="1" draw:end-shape="id14" draw:end-glue-point="3" svg:d="M7022 12493l963-11" svg:viewBox="0 0 964 12">
          <text:p/>
        </draw:connector>
        <draw:frame draw:style-name="gr6" draw:text-style-name="P4" draw:layer="layout" svg:width="1.979cm" svg:height="0.954cm" svg:x="2.757cm" svg:y="11.973cm">
          <draw:text-box>
            <text:p>a_list</text:p>
          </draw:text-box>
        </draw:frame>
        <draw:custom-shape draw:style-name="gr3" draw:text-style-name="P2" xml:id="id17" draw:id="id17" draw:layer="layout" svg:width="1.143cm" svg:height="0.889cm" svg:x="8.038cm" svg:y="10.438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181cm" svg:y1="10.882cm" svg:x2="9.943cm" svg:y2="10.882cm" draw:start-shape="id17" draw:start-glue-point="1" draw:end-shape="id18" draw:end-glue-point="3" svg:d="M9181 10882h762" svg:viewBox="0 0 763 1">
          <text:p/>
        </draw:connector>
        <draw:custom-shape draw:style-name="gr3" draw:text-style-name="P2" xml:id="id18" draw:id="id18" draw:layer="layout" svg:width="1.143cm" svg:height="0.889cm" svg:x="9.943cm" svg:y="10.438cm">
          <text:p text:style-name="P1"><text:span text:style-name="T1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9" draw:id="id19" draw:layer="layout" svg:width="1.143cm" svg:height="0.889cm" svg:x="5.932cm" svg:y="10.449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.075cm" svg:y1="10.893cm" svg:x2="8.038cm" svg:y2="10.882cm" draw:start-shape="id19" draw:start-glue-point="1" draw:end-shape="id17" draw:end-glue-point="3" svg:d="M7075 10893l963-11" svg:viewBox="0 0 964 12">
          <text:p/>
        </draw:connector>
        <draw:connector draw:style-name="gr2" draw:text-style-name="P3" draw:layer="layout" draw:type="line" svg:x1="11.086cm" svg:y1="10.882cm" svg:x2="12.366cm" svg:y2="12.038cm" draw:start-shape="id18" draw:start-glue-point="1" draw:end-shape="id12" draw:end-glue-point="0" svg:d="M11086 10882l1280 1156" svg:viewBox="0 0 1281 1157">
          <text:p/>
        </draw:connector>
        <draw:frame draw:style-name="gr7" draw:text-style-name="P4" draw:layer="layout" svg:width="3.81cm" svg:height="1.657cm" svg:x="2.196cm" svg:y="10.449cm">
          <draw:text-box>
            <text:p>new_a_list</text:p>
          </draw:text-box>
        </draw:frame>
        <draw:custom-shape draw:style-name="gr8" draw:text-style-name="P2" xml:id="id20" draw:id="id20" draw:layer="layout" svg:width="2.159cm" svg:height="0.889cm" svg:x="5.699cm" svg:y="14.462cm">
          <text:p text:style-name="P1"><text:span text:style-name="T1">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1.143cm" svg:height="0.889cm" svg:x="6.207cm" svg:y="16.494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1.143cm" svg:height="0.889cm" svg:x="4.048cm" svg:y="18.01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5" draw:id="id25" draw:layer="layout" svg:width="1.143cm" svg:height="0.889cm" svg:x="8.239cm" svg:y="18.018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4" draw:id="id24" draw:layer="layout" svg:width="2.032cm" svg:height="0.889cm" svg:x="2.016cm" svg:y="19.542cm">
          <text:p text:style-name="P1"><text:span text:style-name="T1">R: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3" draw:id="id23" draw:layer="layout" svg:width="2.159cm" svg:height="0.889cm" svg:x="4.683cm" svg:y="19.542cm">
          <text:p text:style-name="P1"><text:span text:style-name="T1">T :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6" draw:id="id26" draw:layer="layout" svg:width="2.159cm" svg:height="0.889cm" svg:x="8.366cm" svg:y="19.542cm">
          <text:p text:style-name="P1"><text:span text:style-name="T1">T :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7" draw:id="id27" draw:layer="layout" svg:width="2.159cm" svg:height="0.889cm" svg:x="1.889cm" svg:y="21.32cm">
          <text:p text:style-name="P1"><text:span text:style-name="T1">T :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.778cm" svg:y1="15.351cm" svg:x2="6.778cm" svg:y2="16.494cm" draw:start-shape="id20" draw:start-glue-point="2" draw:end-shape="id21" draw:end-glue-point="0" svg:d="M6778 15351v1143" svg:viewBox="0 0 1 1144">
          <text:p/>
        </draw:connector>
        <draw:connector draw:style-name="gr2" draw:text-style-name="P3" draw:layer="layout" draw:type="line" svg:x1="6.778cm" svg:y1="17.383cm" svg:x2="4.619cm" svg:y2="18.018cm" draw:start-shape="id21" draw:start-glue-point="2" draw:end-shape="id22" draw:end-glue-point="0" svg:d="M6778 17383l-2159 635" svg:viewBox="0 0 2160 636">
          <text:p/>
        </draw:connector>
        <draw:connector draw:style-name="gr2" draw:text-style-name="P3" draw:layer="layout" draw:type="line" svg:x1="4.619cm" svg:y1="18.907cm" svg:x2="5.762cm" svg:y2="19.542cm" draw:start-shape="id22" draw:start-glue-point="2" draw:end-shape="id23" draw:end-glue-point="0" svg:d="M4619 18907l1143 635" svg:viewBox="0 0 1144 636">
          <text:p/>
        </draw:connector>
        <draw:connector draw:style-name="gr2" draw:text-style-name="P3" draw:layer="layout" draw:type="line" svg:x1="4.619cm" svg:y1="18.907cm" svg:x2="3.032cm" svg:y2="19.542cm" draw:start-shape="id22" draw:start-glue-point="2" draw:end-shape="id24" draw:end-glue-point="0" svg:d="M4619 18907l-1587 635" svg:viewBox="0 0 1588 636">
          <text:p/>
        </draw:connector>
        <draw:connector draw:style-name="gr2" draw:text-style-name="P3" draw:layer="layout" draw:type="line" svg:x1="6.778cm" svg:y1="17.383cm" svg:x2="8.81cm" svg:y2="18.018cm" draw:start-shape="id21" draw:start-glue-point="2" draw:end-shape="id25" draw:end-glue-point="0" svg:d="M6778 17383l2032 635" svg:viewBox="0 0 2033 636">
          <text:p/>
        </draw:connector>
        <draw:connector draw:style-name="gr2" draw:text-style-name="P3" draw:layer="layout" draw:type="line" svg:x1="8.81cm" svg:y1="18.907cm" svg:x2="9.445cm" svg:y2="19.542cm" draw:start-shape="id25" draw:start-glue-point="2" draw:end-shape="id26" draw:end-glue-point="0" svg:d="M8810 18907l635 635" svg:viewBox="0 0 636 636">
          <text:p/>
        </draw:connector>
        <draw:connector draw:style-name="gr2" draw:text-style-name="P3" draw:layer="layout" draw:type="line" svg:x1="3.032cm" svg:y1="20.431cm" svg:x2="2.968cm" svg:y2="21.32cm" draw:start-shape="id24" draw:start-glue-point="2" draw:end-shape="id27" draw:end-glue-point="0" svg:d="M3032 20431l-64 889" svg:viewBox="0 0 65 890">
          <text:p/>
        </draw:connector>
      </draw:page>
      <draw:page draw:name="page2" draw:style-name="dp1" draw:master-page-name="Default">
        <draw:custom-shape draw:style-name="gr10" draw:text-style-name="P2" xml:id="id30" draw:id="id30" draw:layer="layout" svg:width="0.889cm" svg:height="0.889cm" svg:x="5.191cm" svg:y="7.096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2" draw:id="id32" draw:layer="layout" svg:width="0.889cm" svg:height="0.889cm" svg:x="6.08cm" svg:y="7.096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34" draw:id="id34" draw:layer="layout" svg:width="0.762cm" svg:height="0.889cm" svg:x="6.969cm" svg:y="7.09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28" draw:id="id28" draw:layer="layout" svg:width="0.762cm" svg:height="0.889cm" svg:x="4.429cm" svg:y="7.096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889cm" svg:height="0.889cm" svg:x="3.032cm" svg:y="12.607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889cm" svg:height="0.889cm" svg:x="3.921cm" svg:y="12.607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62cm" svg:height="0.889cm" svg:x="4.81cm" svg:y="12.60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62cm" svg:height="0.889cm" svg:x="2.27cm" svg:y="12.607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5" draw:id="id45" draw:layer="layout" svg:width="0.889cm" svg:height="0.889cm" svg:x="6.715cm" svg:y="12.607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1" draw:id="id31" draw:layer="layout" svg:width="0.889cm" svg:height="0.889cm" svg:x="7.604cm" svg:y="12.607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48" draw:id="id48" draw:layer="layout" svg:width="0.762cm" svg:height="0.889cm" svg:x="8.493cm" svg:y="12.60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43" draw:id="id43" draw:layer="layout" svg:width="0.762cm" svg:height="0.889cm" svg:x="5.953cm" svg:y="12.607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8" draw:id="id38" draw:layer="layout" svg:width="0.889cm" svg:height="0.889cm" svg:x="3.032cm" svg:y="12.607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9" draw:id="id29" draw:layer="layout" svg:width="0.889cm" svg:height="0.889cm" svg:x="3.921cm" svg:y="12.607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41" draw:id="id41" draw:layer="layout" svg:width="0.762cm" svg:height="0.889cm" svg:x="4.81cm" svg:y="12.60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36" draw:id="id36" draw:layer="layout" svg:width="0.762cm" svg:height="0.889cm" svg:x="2.27cm" svg:y="12.607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3" draw:id="id33" draw:layer="layout" svg:width="0.889cm" svg:height="0.889cm" svg:x="10.525cm" svg:y="12.607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53" draw:id="id53" draw:layer="layout" svg:width="0.889cm" svg:height="0.889cm" svg:x="11.414cm" svg:y="12.607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55" draw:id="id55" draw:layer="layout" svg:width="0.762cm" svg:height="0.889cm" svg:x="12.303cm" svg:y="12.60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50" draw:id="id50" draw:layer="layout" svg:width="0.762cm" svg:height="0.889cm" svg:x="9.763cm" svg:y="12.607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5" draw:id="id35" draw:layer="layout" svg:width="0.889cm" svg:height="0.889cm" svg:x="14.208cm" svg:y="12.607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60" draw:id="id60" draw:layer="layout" svg:width="0.889cm" svg:height="0.889cm" svg:x="15.097cm" svg:y="12.607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62" draw:id="id62" draw:layer="layout" svg:width="0.762cm" svg:height="0.889cm" svg:x="15.986cm" svg:y="12.607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57" draw:id="id57" draw:layer="layout" svg:width="0.762cm" svg:height="0.889cm" svg:x="13.446cm" svg:y="12.607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.81cm" svg:y1="7.985cm" svg:x2="4.365cm" svg:y2="12.607cm" draw:start-shape="id28" draw:start-glue-point="2" draw:end-shape="id29" draw:end-glue-point="0" svg:d="M4810 7985l-445 4622" svg:viewBox="0 0 446 4623">
          <text:p/>
        </draw:connector>
        <draw:connector draw:style-name="gr2" draw:text-style-name="P3" draw:layer="layout" draw:type="line" svg:x1="5.635cm" svg:y1="7.985cm" svg:x2="8.048cm" svg:y2="12.607cm" draw:start-shape="id30" draw:start-glue-point="2" draw:end-shape="id31" draw:end-glue-point="0" svg:d="M5635 7985l2413 4622" svg:viewBox="0 0 2414 4623">
          <text:p/>
        </draw:connector>
        <draw:connector draw:style-name="gr2" draw:text-style-name="P3" draw:layer="layout" draw:type="line" svg:x1="6.524cm" svg:y1="7.985cm" svg:x2="10.969cm" svg:y2="12.607cm" draw:start-shape="id32" draw:start-glue-point="2" draw:end-shape="id33" draw:end-glue-point="0" svg:d="M6524 7985l4445 4622" svg:viewBox="0 0 4446 4623">
          <text:p/>
        </draw:connector>
        <draw:connector draw:style-name="gr2" draw:text-style-name="P3" draw:layer="layout" draw:type="line" svg:x1="7.35cm" svg:y1="7.985cm" svg:x2="14.652cm" svg:y2="12.607cm" draw:start-shape="id34" draw:start-glue-point="2" draw:end-shape="id35" draw:end-glue-point="0" svg:d="M7350 7985l7302 4622" svg:viewBox="0 0 7303 4623">
          <text:p/>
        </draw:connector>
        <draw:custom-shape draw:style-name="gr12" draw:text-style-name="P5" xml:id="id39" draw:id="id39" draw:layer="layout" svg:width="0.711cm" svg:height="0.711cm" svg:x="3.032cm" svg:y="14.131cm">
          <text:p text:style-name="P5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37" draw:id="id37" draw:layer="layout" svg:width="0.711cm" svg:height="0.711cm" svg:x="2.016cm" svg:y="14.131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40" draw:id="id40" draw:layer="layout" svg:width="0.711cm" svg:height="0.711cm" svg:x="3.921cm" svg:y="14.132cm">
          <text:p text:style-name="P5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42" draw:id="id42" draw:layer="layout" svg:width="0.711cm" svg:height="0.711cm" svg:x="4.937cm" svg:y="14.131cm">
          <text:p text:style-name="P5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46" draw:id="id46" draw:layer="layout" svg:width="0.711cm" svg:height="0.711cm" svg:x="6.842cm" svg:y="14.131cm">
          <text:p text:style-name="P5"><text:span text:style-name="T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44" draw:id="id44" draw:layer="layout" svg:width="0.711cm" svg:height="0.711cm" svg:x="5.826cm" svg:y="14.131cm">
          <text:p text:style-name="P5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47" draw:id="id47" draw:layer="layout" svg:width="0.711cm" svg:height="0.711cm" svg:x="7.731cm" svg:y="14.132cm">
          <text:p text:style-name="P5"><text:span text:style-name="T2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49" draw:id="id49" draw:layer="layout" svg:width="0.711cm" svg:height="0.711cm" svg:x="8.747cm" svg:y="14.131cm">
          <text:p text:style-name="P5"><text:span text:style-name="T2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52" draw:id="id52" draw:layer="layout" svg:width="0.711cm" svg:height="0.711cm" svg:x="10.652cm" svg:y="14.131cm">
          <text:p text:style-name="P5"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51" draw:id="id51" draw:layer="layout" svg:width="0.711cm" svg:height="0.711cm" svg:x="9.636cm" svg:y="14.131cm">
          <text:p text:style-name="P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54" draw:id="id54" draw:layer="layout" svg:width="0.711cm" svg:height="0.711cm" svg:x="11.541cm" svg:y="14.132cm">
          <text:p text:style-name="P5"><text:span text:style-name="T2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56" draw:id="id56" draw:layer="layout" svg:width="0.711cm" svg:height="0.711cm" svg:x="12.557cm" svg:y="14.131cm">
          <text:p text:style-name="P1"><text:span text:style-name="T2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59" draw:id="id59" draw:layer="layout" svg:width="0.711cm" svg:height="0.711cm" svg:x="14.386cm" svg:y="14.131cm">
          <text:p text:style-name="P5"><text:span text:style-name="T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58" draw:id="id58" draw:layer="layout" svg:width="0.711cm" svg:height="0.711cm" svg:x="13.37cm" svg:y="14.131cm">
          <text:p text:style-name="P5"><text:span text:style-name="T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61" draw:id="id61" draw:layer="layout" svg:width="0.711cm" svg:height="0.711cm" svg:x="15.275cm" svg:y="14.132cm">
          <text:p text:style-name="P5"><text:span text:style-name="T2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63" draw:id="id63" draw:layer="layout" svg:width="0.711cm" svg:height="0.711cm" svg:x="16.291cm" svg:y="14.131cm">
          <text:p text:style-name="P5"><text:span text:style-name="T2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651cm" svg:y1="13.496cm" svg:x2="2.372cm" svg:y2="14.131cm" draw:start-shape="id36" draw:start-glue-point="2" draw:end-shape="id37" draw:end-glue-point="4" svg:d="M2651 13496l-279 635" svg:viewBox="0 0 280 636">
          <text:p/>
        </draw:connector>
        <draw:connector draw:style-name="gr2" draw:text-style-name="P3" draw:layer="layout" draw:type="line" svg:x1="3.476cm" svg:y1="13.496cm" svg:x2="3.388cm" svg:y2="14.131cm" draw:start-shape="id38" draw:start-glue-point="2" draw:end-shape="id39" draw:end-glue-point="4" svg:d="M3476 13496l-88 635" svg:viewBox="0 0 89 636">
          <text:p/>
        </draw:connector>
        <draw:connector draw:style-name="gr2" draw:text-style-name="P3" draw:layer="layout" draw:type="line" svg:x1="4.365cm" svg:y1="13.496cm" svg:x2="4.277cm" svg:y2="14.132cm" draw:start-shape="id29" draw:start-glue-point="2" draw:end-shape="id40" draw:end-glue-point="4" svg:d="M4365 13496l-88 636" svg:viewBox="0 0 89 637">
          <text:p/>
        </draw:connector>
        <draw:connector draw:style-name="gr2" draw:text-style-name="P3" draw:layer="layout" draw:type="line" svg:x1="5.191cm" svg:y1="13.496cm" svg:x2="5.293cm" svg:y2="14.131cm" draw:start-shape="id41" draw:start-glue-point="2" draw:end-shape="id42" draw:end-glue-point="4" svg:d="M5191 13496l102 635" svg:viewBox="0 0 103 636">
          <text:p/>
        </draw:connector>
        <draw:connector draw:style-name="gr2" draw:text-style-name="P3" draw:layer="layout" draw:type="line" svg:x1="6.334cm" svg:y1="13.496cm" svg:x2="6.182cm" svg:y2="14.131cm" draw:start-shape="id43" draw:start-glue-point="2" draw:end-shape="id44" draw:end-glue-point="4" svg:d="M6334 13496l-152 635" svg:viewBox="0 0 153 636">
          <text:p/>
        </draw:connector>
        <draw:connector draw:style-name="gr2" draw:text-style-name="P3" draw:layer="layout" draw:type="line" svg:x1="7.159cm" svg:y1="13.496cm" svg:x2="7.198cm" svg:y2="14.131cm" draw:start-shape="id45" draw:start-glue-point="2" draw:end-shape="id46" draw:end-glue-point="4" svg:d="M7159 13496l39 635" svg:viewBox="0 0 40 636">
          <text:p/>
        </draw:connector>
        <draw:connector draw:style-name="gr2" draw:text-style-name="P3" draw:layer="layout" draw:type="line" svg:x1="8.048cm" svg:y1="13.496cm" svg:x2="8.087cm" svg:y2="14.132cm" draw:start-shape="id31" draw:start-glue-point="2" draw:end-shape="id47" draw:end-glue-point="4" svg:d="M8048 13496l39 636" svg:viewBox="0 0 40 637">
          <text:p/>
        </draw:connector>
        <draw:connector draw:style-name="gr2" draw:text-style-name="P3" draw:layer="layout" draw:type="line" svg:x1="8.874cm" svg:y1="13.496cm" svg:x2="9.103cm" svg:y2="14.131cm" draw:start-shape="id48" draw:start-glue-point="2" draw:end-shape="id49" draw:end-glue-point="4" svg:d="M8874 13496l229 635" svg:viewBox="0 0 230 636">
          <text:p/>
        </draw:connector>
        <draw:connector draw:style-name="gr2" draw:text-style-name="P3" draw:layer="layout" draw:type="line" svg:x1="10.144cm" svg:y1="13.496cm" svg:x2="9.992cm" svg:y2="14.131cm" draw:start-shape="id50" draw:start-glue-point="2" draw:end-shape="id51" draw:end-glue-point="4" svg:d="M10144 13496l-152 635" svg:viewBox="0 0 153 636">
          <text:p/>
        </draw:connector>
        <draw:connector draw:style-name="gr2" draw:text-style-name="P3" draw:layer="layout" draw:type="line" svg:x1="10.969cm" svg:y1="13.496cm" svg:x2="11.008cm" svg:y2="14.131cm" draw:start-shape="id33" draw:start-glue-point="2" draw:end-shape="id52" draw:end-glue-point="4" svg:d="M10969 13496l39 635" svg:viewBox="0 0 40 636">
          <text:p/>
        </draw:connector>
        <draw:connector draw:style-name="gr2" draw:text-style-name="P3" draw:layer="layout" draw:type="line" svg:x1="11.858cm" svg:y1="13.496cm" svg:x2="11.897cm" svg:y2="14.132cm" draw:start-shape="id53" draw:start-glue-point="2" draw:end-shape="id54" draw:end-glue-point="4" svg:d="M11858 13496l39 636" svg:viewBox="0 0 40 637">
          <text:p/>
        </draw:connector>
        <draw:connector draw:style-name="gr2" draw:text-style-name="P3" draw:layer="layout" draw:type="line" svg:x1="12.684cm" svg:y1="13.496cm" svg:x2="12.661cm" svg:y2="14.235cm" draw:start-shape="id55" draw:start-glue-point="2" draw:end-shape="id56" draw:end-glue-point="5" svg:d="M12684 13496l-23 739" svg:viewBox="0 0 24 740">
          <text:p/>
        </draw:connector>
        <draw:connector draw:style-name="gr2" draw:text-style-name="P3" draw:layer="layout" draw:type="line" svg:x1="13.827cm" svg:y1="13.496cm" svg:x2="13.726cm" svg:y2="14.131cm" draw:start-shape="id57" draw:start-glue-point="2" draw:end-shape="id58" draw:end-glue-point="4" svg:d="M13827 13496l-101 635" svg:viewBox="0 0 102 636">
          <text:p/>
        </draw:connector>
        <draw:connector draw:style-name="gr2" draw:text-style-name="P3" draw:layer="layout" draw:type="line" svg:x1="14.652cm" svg:y1="13.496cm" svg:x2="14.742cm" svg:y2="14.131cm" draw:start-shape="id35" draw:start-glue-point="2" draw:end-shape="id59" draw:end-glue-point="4" svg:d="M14652 13496l90 635" svg:viewBox="0 0 91 636">
          <text:p/>
        </draw:connector>
        <draw:connector draw:style-name="gr2" draw:text-style-name="P3" draw:layer="layout" draw:type="line" svg:x1="15.541cm" svg:y1="13.496cm" svg:x2="15.631cm" svg:y2="14.132cm" draw:start-shape="id60" draw:start-glue-point="2" draw:end-shape="id61" draw:end-glue-point="4" svg:d="M15541 13496l90 636" svg:viewBox="0 0 91 637">
          <text:p/>
        </draw:connector>
        <draw:connector draw:style-name="gr2" draw:text-style-name="P3" draw:layer="layout" draw:type="line" svg:x1="16.367cm" svg:y1="13.496cm" svg:x2="16.647cm" svg:y2="14.131cm" draw:start-shape="id62" draw:start-glue-point="2" draw:end-shape="id63" draw:end-glue-point="4" svg:d="M16367 13496l280 635" svg:viewBox="0 0 281 636">
          <text:p/>
        </draw:connector>
        <draw:custom-shape draw:style-name="gr13" draw:text-style-name="P7" xml:id="id73" draw:id="id73" draw:layer="layout" svg:width="0.889cm" svg:height="0.889cm" svg:x="13.192cm" svg:y="7.096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74" draw:id="id74" draw:layer="layout" svg:width="0.889cm" svg:height="0.889cm" svg:x="14.081cm" svg:y="7.096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75" draw:id="id75" draw:layer="layout" svg:width="0.762cm" svg:height="0.889cm" svg:x="14.97cm" svg:y="7.09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72" draw:id="id72" draw:layer="layout" svg:width="0.762cm" svg:height="0.889cm" svg:x="12.43cm" svg:y="7.096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66" draw:id="id66" draw:layer="layout" svg:width="0.889cm" svg:height="0.889cm" svg:x="10.576cm" svg:y="17.002cm">
          <text:p text:style-name="P1"><text:span text:style-name="T1">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68" draw:id="id68" draw:layer="layout" svg:width="0.889cm" svg:height="0.889cm" svg:x="11.465cm" svg:y="17.002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70" draw:id="id70" draw:layer="layout" svg:width="0.762cm" svg:height="0.889cm" svg:x="12.354cm" svg:y="17.002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64" draw:id="id64" draw:layer="layout" svg:width="0.762cm" svg:height="0.889cm" svg:x="9.814cm" svg:y="17.002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7" draw:id="id67" draw:layer="layout" svg:width="0.711cm" svg:height="0.711cm" svg:x="10.703cm" svg:y="18.526cm">
          <text:p text:style-name="P5"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65" draw:id="id65" draw:layer="layout" svg:width="0.711cm" svg:height="0.711cm" svg:x="9.687cm" svg:y="18.526cm">
          <text:p text:style-name="P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69" draw:id="id69" draw:layer="layout" svg:width="0.711cm" svg:height="0.711cm" svg:x="11.592cm" svg:y="18.527cm">
          <text:p text:style-name="P5"><text:span text:style-name="T2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71" draw:id="id71" draw:layer="layout" svg:width="0.711cm" svg:height="0.711cm" svg:x="12.608cm" svg:y="18.526cm">
          <text:p text:style-name="P1"><text:span text:style-name="T2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10.195cm" svg:y1="17.891cm" svg:x2="10.043cm" svg:y2="18.526cm" draw:start-shape="id64" draw:start-glue-point="2" draw:end-shape="id65" draw:end-glue-point="4" svg:d="M10195 17891l-152 635" svg:viewBox="0 0 153 636">
          <text:p/>
        </draw:connector>
        <draw:connector draw:style-name="gr16" draw:text-style-name="P10" draw:layer="layout" draw:type="line" svg:x1="11.02cm" svg:y1="17.891cm" svg:x2="11.059cm" svg:y2="18.526cm" draw:start-shape="id66" draw:start-glue-point="2" draw:end-shape="id67" draw:end-glue-point="4" svg:d="M11020 17891l39 635" svg:viewBox="0 0 40 636">
          <text:p/>
        </draw:connector>
        <draw:connector draw:style-name="gr16" draw:text-style-name="P10" draw:layer="layout" draw:type="line" svg:x1="11.909cm" svg:y1="17.891cm" svg:x2="11.948cm" svg:y2="18.527cm" draw:start-shape="id68" draw:start-glue-point="2" draw:end-shape="id69" draw:end-glue-point="4" svg:d="M11909 17891l39 636" svg:viewBox="0 0 40 637">
          <text:p/>
        </draw:connector>
        <draw:connector draw:style-name="gr16" draw:text-style-name="P10" draw:layer="layout" draw:type="line" svg:x1="12.735cm" svg:y1="17.891cm" svg:x2="12.712cm" svg:y2="18.63cm" draw:start-shape="id70" draw:start-glue-point="2" draw:end-shape="id71" draw:end-glue-point="5" svg:d="M12735 17891l-23 739" svg:viewBox="0 0 24 740">
          <text:p/>
        </draw:connector>
        <draw:connector draw:style-name="gr2" draw:text-style-name="P3" draw:layer="layout" draw:type="line" svg:x1="12.811cm" svg:y1="7.985cm" svg:x2="4.365cm" svg:y2="12.607cm" draw:start-shape="id72" draw:start-glue-point="2" draw:end-shape="id29" draw:end-glue-point="0" svg:d="M12811 7985l-8446 4622" svg:viewBox="0 0 8447 4623">
          <text:p/>
        </draw:connector>
        <draw:connector draw:style-name="gr2" draw:text-style-name="P3" draw:layer="layout" draw:type="line" svg:x1="13.636cm" svg:y1="7.985cm" svg:x2="8.048cm" svg:y2="12.607cm" draw:start-shape="id73" draw:start-glue-point="2" draw:end-shape="id31" draw:end-glue-point="0" svg:d="M13636 7985l-5588 4622" svg:viewBox="0 0 5589 4623">
          <text:p/>
        </draw:connector>
        <draw:connector draw:style-name="gr2" draw:text-style-name="P3" draw:layer="layout" draw:type="line" svg:x1="14.525cm" svg:y1="7.985cm" svg:x2="11.02cm" svg:y2="17.002cm" draw:start-shape="id74" draw:start-glue-point="2" draw:end-shape="id66" draw:end-glue-point="0" svg:d="M14525 7985l-3505 9017" svg:viewBox="0 0 3506 9018">
          <text:p/>
        </draw:connector>
        <draw:connector draw:style-name="gr2" draw:text-style-name="P3" draw:layer="layout" draw:type="line" svg:x1="15.351cm" svg:y1="7.985cm" svg:x2="14.652cm" svg:y2="12.607cm" draw:start-shape="id75" draw:start-glue-point="2" draw:end-shape="id35" draw:end-glue-point="0" svg:d="M15351 7985l-699 4622" svg:viewBox="0 0 700 4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3:00:26.727000000</meta:creation-date>
    <dc:date>2017-07-31T22:35:56.253000000</dc:date>
    <meta:editing-duration>P1DT4H35M44S</meta:editing-duration>
    <meta:editing-cycles>9</meta:editing-cycles>
    <meta:generator>LibreOffice/5.4.0.3$Windows_X86_64 LibreOffice_project/7556cbc6811c9d992f4064ab9287069087d7f62c</meta:generator>
    <meta:document-statistic meta:object-count="136"/>
  </office:meta>
</office:document-meta>
</file>